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6.853cm"/>
    </style:style>
    <style:style style:name="co4" style:family="table-column">
      <style:table-column-properties fo:break-before="auto" style:column-width="6.2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egriff</text:p>
          </table:table-cell>
          <table:table-cell office:value-type="string">
            <text:p>Erklärung</text:p>
          </table:table-cell>
          <table:table-cell/>
        </table:table-row>
        <table:table-row table:style-name="ro1">
          <table:table-cell/>
          <table:table-cell office:value-type="string">
            <text:p>nonlinear measurement mod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nlinearity</text:p>
          </table:table-cell>
          <table:table-cell table:style-name="ce1" office:value-type="string">
            <text:p>Nonlinearity is a term used in statistics to describe a situation where there is not a straight-line or direct relationship between an independent variable and a dependent variable. In a nonlinear relationship, the output does not change in direct proportion to a change in any of the inputs. </text:p>
          </table:table-cell>
          <table:table-cell table:style-name="ce1" office:value-type="string">
            <text:p>Nonlinearity is a common issue when examining cause and effect relationships. Such instances require complex modeling and <text:a xlink:href="https://www.investopedia.com/terms/h/hypothesistesting.asp">hypothesis testing</text:a> to offer explanations of nonlinear events. Nonlinearity without explanation can lead to random, erratic outcomes. </text:p>
          </table:table-cell>
        </table:table-row>
        <table:table-row table:style-name="ro1">
          <table:table-cell/>
          <table:table-cell office:value-type="string">
            <text:p>residual</text:p>
          </table:table-cell>
          <table:table-cell office:value-type="string">
            <text:p>Restbetrag, Rückstan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3.07.2020</text:date>, <text:time>16:3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2S</meta:editing-duration>
    <meta:editing-cycles>5</meta:editing-cycles>
    <meta:generator>OpenOffice/4.1.5$Win32 OpenOffice.org_project/415m1$Build-9789</meta:generator>
    <dc:date>2020-07-23T16:35:12.44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